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paragraph-properties fo:text-align="end"/>
      <style:text-properties fo:font-size="25pt" style:font-size-asian="25pt" style:font-size-complex="25pt"/>
    </style:style>
    <style:style style:name="P3" style:family="paragraph">
      <style:paragraph-properties fo:text-align="center"/>
      <style:text-properties fo:font-size="55pt" style:font-size-asian="55pt" style:font-size-complex="55pt"/>
    </style:style>
    <style:style style:name="P4" style:family="paragraph">
      <style:paragraph-properties fo:text-align="justify"/>
      <style:text-properties fo:font-size="45pt" style:font-size-asian="45pt" style:font-size-complex="45pt"/>
    </style:style>
    <style:style style:name="P5" style:family="paragraph">
      <style:paragraph-properties fo:text-align="justify"/>
      <style:text-properties fo:font-size="55pt" style:font-size-asian="55pt" style:font-size-complex="55pt"/>
    </style:style>
    <style:style style:name="P6" style:family="paragraph">
      <style:paragraph-properties fo:text-align="end"/>
      <style:text-properties fo:font-size="55pt" style:font-size-asian="55pt" style:font-size-complex="55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55pt" style:font-size-asian="55pt" style:font-size-complex="55pt"/>
    </style:style>
    <style:style style:name="P9" style:family="paragraph">
      <style:paragraph-properties fo:text-align="end"/>
      <style:text-properties fo:font-size="30pt" style:font-size-asian="30pt" style:font-size-complex="30pt"/>
    </style:style>
    <style:style style:name="P10" style:family="paragraph">
      <style:text-properties fo:font-size="20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style-name="gr1" draw:text-style-name="P1" draw:layer="layout" svg:width="23.472cm" svg:height="4.587cm" svg:x="3.6cm" svg:y="7.4cm">
          <draw:text-box>
            <text:p><text:span text:style-name="T1">CI with Xamarin </text:span></text:p>
            <text:p><text:span text:style-name="T1">for Objective-C developers</text:span></text:p>
          </draw:text-box>
        </draw:frame>
        <draw:frame draw:style-name="gr2" draw:text-style-name="P2" draw:layer="layout" svg:width="10.4cm" svg:height="2.215cm" svg:x="17cm" svg:y="17.8cm">
          <draw:text-box>
            <text:p text:style-name="P2"><text:span text:style-name="T2">Alexander Dodatko</text:span></text:p>
            <text:p text:style-name="P2"><text:span text:style-name="T2">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4" draw:layer="layout" svg:width="0.502cm" svg:height="0.962cm" svg:x="8.4cm" svg:y="13.6cm">
          <draw:text-box>
            <text:p/>
          </draw:text-box>
        </draw:frame>
        <draw:frame draw:style-name="gr2" draw:text-style-name="P4" draw:layer="layout" svg:width="23.8cm" svg:height="2.419cm" svg:x="3.2cm" svg:y="8.8cm">
          <draw:text-box>
            <text:p text:style-name="P3"><text:span text:style-name="T1">Why bothering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2" draw:text-style-name="P4" draw:layer="layout" svg:width="23.8cm" svg:height="11.091cm" svg:x="3.2cm" svg:y="5.6cm">
          <draw:text-box>
            <text:p text:style-name="P5"><text:span text:style-name="T1">«I need a build </text:span></text:p>
            <text:p text:style-name="P5"><text:span text:style-name="T1">for our stakeholders. </text:span></text:p>
            <text:p text:style-name="P5"><text:span text:style-name="T1">Right Now!»</text:span></text:p>
            <text:p text:style-name="P5"><text:span text:style-name="T1"/></text:p>
            <text:p text:style-name="P6"><text:span text:style-name="T1">My former bos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5" draw:text-style-name="P7" draw:layer="layout" svg:width="27.5cm" svg:height="15.71cm" svg:x="0.4cm" svg:y="2.6cm">
          <draw:image xlink:href="../images/1-Porti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2" draw:text-style-name="P4" draw:layer="layout" svg:width="23.8cm" svg:height="11.091cm" svg:x="3.2cm" svg:y="5.601cm">
          <draw:text-box>
            <text:p text:style-name="P8"><text:span text:style-name="T1">«I'm going to test your feature. Please install an app on the device»</text:span></text:p>
            <text:p text:style-name="P8"><text:span text:style-name="T1"/></text:p>
            <text:p text:style-name="P6"><text:span text:style-name="T1">Some mobile Q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5" draw:text-style-name="P7" draw:layer="layout" svg:width="9.279cm" svg:height="8.079cm" svg:x="9.6cm" svg:y="7.7cm">
          <draw:image xlink:href="../images/2-integration-bot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5" draw:text-style-name="P7" draw:layer="layout" svg:width="9.346cm" svg:height="10.228cm" svg:x="8.654cm" svg:y="5.8cm">
          <draw:image xlink:href="../images/3-Love_is_open_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19.163cm" svg:height="2.419cm" svg:x="3.8cm" svg:y="9.181cm">
          <draw:text-box>
            <text:p><text:span text:style-name="T1">Build and deployment</text:span></text:p>
          </draw:text-box>
        </draw:frame>
        <draw:frame draw:style-name="gr1" draw:text-style-name="P9" draw:layer="layout" svg:width="9.667cm" svg:height="2.613cm" svg:x="17.933cm" svg:y="12.187cm">
          <draw:text-box>
            <text:p text:style-name="P9"><text:span text:style-name="T3">Most mobile teams </text:span></text:p>
            <text:p text:style-name="P9"><text:span text:style-name="T3">think that's 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1" draw:layer="layout" svg:width="19.163cm" svg:height="2.419cm" svg:x="1.2cm" svg:y="3cm">
          <draw:text-box>
            <text:p><text:span text:style-name="T1">Build and deployment</text:span></text:p>
          </draw:text-box>
        </draw:frame>
        <draw:frame draw:style-name="gr1" draw:text-style-name="P1" draw:layer="layout" svg:width="6.649cm" svg:height="2.419cm" svg:x="1.237cm" svg:y="7.781cm">
          <draw:text-box>
            <text:p><text:span text:style-name="T1">Testing</text:span></text:p>
          </draw:text-box>
        </draw:frame>
        <draw:frame draw:style-name="gr1" draw:text-style-name="P1" draw:layer="layout" svg:width="15.814cm" svg:height="2.419cm" svg:x="1.2cm" svg:y="13.381cm">
          <draw:text-box>
            <text:p><text:span text:style-name="T1">Collecting metrics</text:span></text:p>
          </draw:text-box>
        </draw:frame>
        <draw:frame draw:style-name="gr6" draw:text-style-name="P9" draw:layer="layout" svg:width="11.4cm" svg:height="2.613cm" svg:x="15.8cm" svg:y="17.6cm">
          <draw:text-box>
            <text:p text:style-name="P9"><text:span text:style-name="T3">Most C# teams </text:span></text:p>
            <text:p text:style-name="P9"><text:span text:style-name="T3">do all of that and mor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5" draw:text-style-name="P7" draw:layer="layout" svg:width="25.6cm" svg:height="13.6cm" svg:x="1.2cm" svg:y="3.4cm">
          <draw:image xlink:href="../images/4-xamarinmultiplatform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5" draw:text-style-name="P7" draw:layer="layout" svg:width="15cm" svg:height="7.031cm" svg:x="1.2cm" svg:y="6.969cm">
          <draw:image xlink:href="../images/5-Windows8_Windows7_Compatible_120.png" xlink:type="simple" xlink:show="embed" xlink:actuate="onLoad">
            <text:p/>
          </draw:image>
        </draw:frame>
        <draw:frame draw:style-name="gr5" draw:text-style-name="P7" draw:layer="layout" svg:width="7.223cm" svg:height="7.223cm" svg:x="19.377cm" svg:y="6.977cm">
          <draw:image xlink:href="../images/5-monodoc-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draw:style-name="gr5" draw:text-style-name="P7" draw:layer="layout" svg:width="12.179cm" svg:height="12.179cm" svg:x="7.909cm" svg:y="5.713cm" presentation:class="graphic" presentation:user-transformed="true">
          <draw:image xlink:href="../images/6-no-simulator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tart Testing Without a Simulator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2" draw:text-style-name="P4" draw:layer="layout" svg:width="23.8cm" svg:height="11.091cm" svg:x="3.2cm" svg:y="5.601cm">
          <draw:text-box>
            <text:p text:style-name="P5"><text:span text:style-name="T1">«I want client apps for my service running on both iOS and Android»</text:span></text:p>
            <text:p text:style-name="P5"><text:span text:style-name="T1"/></text:p>
            <text:p text:style-name="P6"><text:span text:style-name="T1">A product own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5" draw:text-style-name="P7" draw:layer="layout" svg:width="10cm" svg:height="3.74cm" svg:x="1.4cm" svg:y="3.4cm">
          <draw:image xlink:href="../images/7-apple-mac-mini-new.png" xlink:type="simple" xlink:show="embed" xlink:actuate="onLoad">
            <text:p/>
          </draw:image>
        </draw:frame>
        <draw:frame draw:style-name="gr5" draw:text-style-name="P7" draw:layer="layout" svg:width="5.291cm" svg:height="4.709cm" svg:x="2cm" svg:y="8.982cm">
          <draw:image xlink:href="../images/xamarin-logo/android.png" xlink:type="simple" xlink:show="embed" xlink:actuate="onLoad">
            <text:p/>
          </draw:image>
        </draw:frame>
        <draw:frame draw:style-name="gr5" draw:text-style-name="P7" draw:layer="layout" svg:width="5.291cm" svg:height="4.709cm" svg:x="8.291cm" svg:y="9.091cm">
          <draw:image xlink:href="../images/xamarin-logo/io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2:17:05.465000000</meta:creation-date>
    <dc:date>2014-11-18T13:40:42.793000000</dc:date>
    <meta:editing-duration>PT1H20M45S</meta:editing-duration>
    <meta:editing-cycles>38</meta:editing-cycles>
    <meta:generator>LibreOffice/4.2.0.4$Windows_x86 LibreOffice_project/05dceb5d363845f2cf968344d7adab8dcfb2ba71</meta:generator>
    <meta:document-statistic meta:object-count="81"/>
  </office:meta>
</office:document-meta>
</file>